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Witaj Panie,</text:span><text:span text:style-name="T1"><text:line-break/></text:span><text:span text:style-name="T1">dobrze, że jesteś.</text:span><text:span text:style-name="T1"><text:line-break/></text:span><text:span text:style-name="T1">Witaj Zbawicielu,</text:span><text:span text:style-name="T1"><text:line-break/></text:span><text:span text:style-name="T1">czekaliśmy na Ciebie.</text:span><text:span text:style-name="T1"><text:line-break/></text:span><text:span text:style-name="T1">Dobrze, że przyszedłe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13:31</meta:creation-date>
    <dc:creator>Rafał Talacha</dc:creator>
    <dc:date>2009-02-01T14:58:21</dc:date>
    <dc:language>pl-PL</dc:language>
    <meta:editing-cycles>4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